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6.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s text:c="2"/>Iid Maxamed Nuux</text:span></text:p>
      <text:p text:style-name="P1"><text:span text:style-name="T1">Discuss the from state tablished in somalia it is similerity whith somaliland</text:span></text:p>
      <text:p text:style-name="P1"><text:span text:style-name="T2"/></text:p>
      <text:p text:style-name="P1"><text:span text:style-name="T2">Somaliland declared its independence from the failed state of Somalia in 1991, but the world ... for the most part ... has ignored the declaration. The similar names are rooted in colonial history: Somaliland became known as British Somaliland in the 19th century, while the southern region was Italian Somaliland</text:span></text:p>
      <text:p text:style-name="P1"><text:span text:style-name="T2">The politics of Somalia takes place in a framework of federal parliamentary representative democratic republic. ...</text:span></text:p>
      <text:p text:style-name="P1"><text:span text:style-name="T2">The country has a bicameral legislature, which consists of the Senate (upper house) and the National Assembly of Somalia (lower house).For 10 years, it was a UN trust territory under Italian administration until 1960, when Somalia was granted independence, merged with the former British protectorate and the Somali Republic was formed. Four years later, Somalia fought with Ethiopia over the Ogaden region</text:span></text:p>
      <text:p text:style-name="P1"><text:span text:style-name="T2">Somalia is located on the Horn of Africa, a strategic position in the Red Sea and the Gulf of Aden. The highest point in Somalia is Shimbiris (2,416 m) in the north of the country. ... Somalia was known to the Egyptians as the Land of Punt. Punt was famous for frankincense and myrrh.</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